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4000003EF3062CECAB6C558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3.666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8.851cm, 0cm, 11.52cm, 40.91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3465a4" draw:fill="none"/>
    </style:style>
    <style:style style:name="gr6" style:family="graphic" style:parent-style-name="standard">
      <style:graphic-properties svg:stroke-width="0.05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4.25cm" fo:min-width="1.9cm" fo:padding-top="0.15cm" fo:padding-bottom="0.15cm" fo:padding-left="0.275cm" fo:padding-right="0.275cm" draw:shadow-opacity="0%"/>
    </style:style>
    <style:style style:name="gr7" style:family="graphic" style:parent-style-name="standard">
      <style:graphic-properties svg:stroke-width="0.05cm" svg:stroke-color="#ed1c24" draw:marker-start-width="0.355cm" draw:marker-end-width="0.355cm" draw:fill="none" draw:textarea-horizontal-align="justify" draw:textarea-vertical-align="middle" draw:auto-grow-height="false" fo:min-height="3.2cm" fo:min-width="21.0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ed1c24" draw:marker-start-width="0.355cm" draw:marker-end-width="0.355cm" draw:fill="none" draw:textarea-horizontal-align="justify" draw:textarea-vertical-align="middle" draw:auto-grow-height="false" fo:min-height="2.9cm" fo:min-width="21.0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3465a4" draw:marker-start-width="0.355cm" draw:marker-end-width="0.355cm" draw:fill="none" draw:textarea-vertical-align="middle" draw:auto-grow-height="false" fo:min-height="19.086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6c3b" draw:marker-start-width="0.355cm" draw:marker-end-width="0.355cm" draw:fill="none" draw:textarea-vertical-align="middle" draw:auto-grow-height="false" fo:min-height="12.047cm" fo:min-width="0cm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6c3b"/>
    </style:style>
    <style:style style:name="P3" style:family="paragraph">
      <loext:graphic-properties draw:fill="none" draw:fill-color="#ffffff"/>
      <style:text-properties fo:color="#006c3b"/>
    </style:style>
    <style:style style:name="P4" style:family="paragraph">
      <style:text-properties fo:color="#0066b3"/>
    </style:style>
    <style:style style:name="P5" style:family="paragraph">
      <loext:graphic-properties draw:fill="none" draw:fill-color="#ffffff"/>
      <style:text-properties fo:color="#0066b3"/>
    </style:style>
    <style:style style:name="P6" style:family="paragraph">
      <loext:graphic-properties draw:fill="none" draw:fill-color="#ffffff"/>
    </style:style>
    <style:style style:name="P7" style:family="paragraph">
      <style:text-properties fo:color="#ed1c24"/>
    </style:style>
    <style:style style:name="P8" style:family="paragraph">
      <loext:graphic-properties draw:fill="none"/>
      <style:text-properties fo:color="#ed1c24"/>
    </style:style>
    <style:style style:name="P9" style:family="paragraph">
      <loext:graphic-properties draw:fill="solid" draw:fill-color="#729fcf" draw:opacity="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006c3b"/>
    </style:style>
    <style:style style:name="T2" style:family="text">
      <style:text-properties fo:color="#0066b3"/>
    </style:style>
    <style:style style:name="T3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2.2cm" svg:height="14.318cm" svg:x="1.1cm" svg:y="0.2cm">
          <draw:image xlink:href="Pictures/10000201000006A4000003EF3062CECAB6C55862.png" xlink:type="simple" xlink:show="embed" xlink:actuate="onLoad">
            <text:p/>
          </draw:image>
        </draw:frame>
        <draw:frame draw:style-name="gr2" draw:text-style-name="P1" draw:layer="layout" svg:width="2.2cm" svg:height="3.399cm" svg:x="23.8cm" svg:y="2.6cm">
          <draw:image xlink:href="Pictures/10000201000006A4000003EF3062CECAB6C55862.png" xlink:type="simple" xlink:show="embed" xlink:actuate="onLoad">
            <text:p/>
          </draw:image>
        </draw:frame>
        <draw:frame draw:style-name="gr3" draw:text-style-name="P3" draw:layer="layout" svg:width="1cm" svg:height="0.962cm" svg:x="0cm" svg:y="6.438cm">
          <draw:text-box>
            <text:p text:style-name="P2"><text:span text:style-name="T1">Y</text:span></text:p>
          </draw:text-box>
        </draw:frame>
        <draw:frame draw:style-name="gr3" draw:text-style-name="P5" draw:layer="layout" svg:width="1cm" svg:height="0.962cm" svg:x="12.1cm" svg:y="14.638cm">
          <draw:text-box>
            <text:p text:style-name="P4"><text:span text:style-name="T2">X</text:span></text:p>
          </draw:text-box>
        </draw:frame>
        <draw:frame draw:style-name="gr4" draw:text-style-name="P6" draw:layer="layout" svg:width="1.6cm" svg:height="1cm" svg:x="24.2cm" svg:y="1.7cm">
          <draw:text-box>
            <text:p>Fill</text:p>
          </draw:text-box>
        </draw:frame>
        <draw:frame draw:style-name="gr5" draw:text-style-name="P8" draw:layer="layout" svg:width="1.8cm" svg:height="0.962cm" svg:x="23.3cm" svg:y="6.8cm">
          <draw:text-box>
            <text:p text:style-name="P7"><text:span text:style-name="T3">Grid</text:span></text:p>
          </draw:text-box>
        </draw:frame>
        <draw:custom-shape draw:style-name="gr6" draw:text-style-name="P9" draw:layer="layout" svg:width="2.4cm" svg:height="4.5cm" svg:x="23.8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21.6cm" svg:height="3.5cm" svg:x="1.8cm" svg:y="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1.6cm" svg:height="3.2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1.6cm" svg:height="3.2cm" svg:x="1.8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1.6cm" svg:height="3.2cm" svg:x="1.8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98cm" svg:height="20.4cm" draw:transform="rotate (1.5711453926453) translate (2.3cm 14.7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0" draw:layer="layout" svg:width="0.598cm" svg:height="13.025cm" draw:transform="rotate (0.0183259571459404) translate (0.8cm 0.383cm)">
          <text:p/>
          <draw:enhanced-geometry svg:viewBox="0 0 21600 21600" draw:glue-points="21600 0 0 10800 21600 21600" draw:text-areas="13800 ?f9 21600 ?f10" draw:type="left-brace" draw:modifiers="1800 10811.607554122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5:47:26.467528218</meta:creation-date>
    <dc:date>2019-04-26T16:07:08.165364010</dc:date>
    <meta:editing-duration>PT8M28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